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0b27cc" officeooo:paragraph-rsid="000b27cc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2pt" fo:font-weight="bold" officeooo:rsid="000b27cc" officeooo:paragraph-rsid="000b27cc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iberation Sans" fo:font-size="12pt" fo:font-weight="normal" officeooo:rsid="000b27cc" officeooo:paragraph-rsid="000b27cc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normal" officeooo:rsid="000b27cc" officeooo:paragraph-rsid="000b27cc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c3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erystwyth Bridge Congress 2014</text:p>
      <text:p text:style-name="P2"/>
      <text:p text:style-name="P3"><text:span text:style-name="T2">60</text:span> 2<text:span text:style-name="T1">nd</text:span> class stamps: £<text:span text:style-name="T2">30</text:span></text:p>
      <text:p text:style-name="P3"/>
      <text:p text:style-name="P3"/>
      <text:p text:style-name="P3"/>
      <text:p text:style-name="P3"/>
      <text:p text:style-name="P3">Roger Bo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0:10:03.443013932</meta:creation-date>
    <dc:date>2014-03-11T16:46:53.378652248</dc:date>
    <meta:editing-duration>P0D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3" meta:word-count="11" meta:character-count="67" meta:non-whitespace-character-count="59"/>
  </office:meta>
</office:document-meta>
</file>